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4.2069in" style:rel-column-width="41196*"/>
    </style:style>
    <style:style style:name="Table2.B" style:family="table-column">
      <style:table-column-properties style:column-width="2.4854in" style:rel-column-width="24339*"/>
    </style:style>
    <style:style style:name="Table2.A1" style:family="table-cell">
      <style:table-cell-properties fo:padding="0.0382in" fo:border="none"/>
    </style:style>
    <style:style style:name="Table1" style:family="table" style:master-page-name="">
      <style:table-properties style:width="6.692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7083in" style:rel-column-width="26521*"/>
    </style:style>
    <style:style style:name="Table1.B" style:family="table-column">
      <style:table-column-properties style:column-width="1.75in" style:rel-column-width="17136*"/>
    </style:style>
    <style:style style:name="Table1.C" style:family="table-column">
      <style:table-column-properties style:column-width="2.234in" style:rel-column-width="21878*"/>
    </style:style>
    <style:style style:name="Table1.A1" style:family="table-cell">
      <style:table-cell-properties fo:padding="0.0382in" fo:border="none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A3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1.4667in" style:rel-column-width="14362*"/>
    </style:style>
    <style:style style:name="Table3.B" style:family="table-column">
      <style:table-column-properties style:column-width="2.0833in" style:rel-column-width="20401*"/>
    </style:style>
    <style:style style:name="Table3.C" style:family="table-column">
      <style:table-column-properties style:column-width="3.1424in" style:rel-column-width="30772*"/>
    </style:style>
    <style:style style:name="Table3.A1" style:family="table-cell">
      <style:table-cell-properties fo:padding="0.0382in" fo:border="none"/>
    </style:style>
    <style:style style:name="P1" style:family="paragraph" style:parent-style-name="Text_20_body">
      <style:text-properties fo:language="es" fo:country="ES" fo:font-weight="bold" style:font-weight-asian="bold" style:font-weight-complex="bold"/>
    </style:style>
    <style:style style:name="P2" style:family="paragraph" style:parent-style-name="Text_20_body">
      <style:text-properties fo:language="es" fo:country="ES" officeooo:paragraph-rsid="001b325a"/>
    </style:style>
    <style:style style:name="P3" style:family="paragraph" style:parent-style-name="Text_20_body">
      <style:text-properties fo:language="es" fo:country="ES" fo:font-style="normal" officeooo:rsid="001a9d5e" officeooo:paragraph-rsid="001a9d5e" style:font-style-asian="normal" style:font-style-complex="normal"/>
    </style:style>
    <style:style style:name="P4" style:family="paragraph" style:parent-style-name="Text_20_body">
      <style:text-properties fo:language="es" fo:country="ES" officeooo:rsid="0021887f" officeooo:paragraph-rsid="0021887f"/>
    </style:style>
    <style:style style:name="P5" style:family="paragraph" style:parent-style-name="Text_20_body">
      <style:text-properties fo:language="es" fo:country="ES" fo:font-weight="normal" officeooo:rsid="001a9d5e" officeooo:paragraph-rsid="00258158" style:font-weight-asian="normal" style:font-weight-complex="normal"/>
    </style:style>
    <style:style style:name="P6" style:family="paragraph" style:parent-style-name="Text_20_body">
      <style:text-properties style:font-name="Book Antiqua" fo:font-size="9pt" fo:language="es" fo:country="ES" fo:font-style="normal" officeooo:rsid="001a9d5e" officeooo:paragraph-rsid="001a9d5e" style:font-style-asian="normal" style:font-style-complex="normal"/>
    </style:style>
    <style:style style:name="P7" style:family="paragraph" style:parent-style-name="Text_20_body">
      <style:text-properties fo:font-style="normal" officeooo:rsid="001a9d5e" style:font-style-asian="normal" style:font-style-complex="normal"/>
    </style:style>
    <style:style style:name="P8" style:family="paragraph" style:parent-style-name="Heading">
      <style:paragraph-properties fo:text-align="end" style:justify-single-word="false"/>
      <style:text-properties fo:language="es" fo:country="ES"/>
    </style:style>
    <style:style style:name="P9" style:family="paragraph" style:parent-style-name="Table_20_Heading">
      <style:text-properties fo:language="es" fo:country="ES"/>
    </style:style>
    <style:style style:name="P10" style:family="paragraph" style:parent-style-name="Table_20_Heading">
      <style:paragraph-properties fo:text-align="center" style:justify-single-word="false"/>
      <style:text-properties fo:language="es" fo:country="ES"/>
    </style:style>
    <style:style style:name="P11" style:family="paragraph" style:parent-style-name="Table_20_Heading">
      <style:paragraph-properties fo:text-align="end" style:justify-single-word="false"/>
      <style:text-properties fo:language="es" fo:country="ES"/>
    </style:style>
    <style:style style:name="P12" style:family="paragraph" style:parent-style-name="Table_20_Heading">
      <style:paragraph-properties fo:text-align="start" style:justify-single-word="false"/>
      <style:text-properties fo:language="es" fo:country="ES" officeooo:rsid="001a9d5e" officeooo:paragraph-rsid="001a9d5e"/>
    </style:style>
    <style:style style:name="P13" style:family="paragraph" style:parent-style-name="Table_20_Heading">
      <style:paragraph-properties fo:text-align="end" style:justify-single-word="false"/>
      <style:text-properties fo:language="es" fo:country="ES" officeooo:rsid="001a9d5e" officeooo:paragraph-rsid="001a9d5e"/>
    </style:style>
    <style:style style:name="P14" style:family="paragraph" style:parent-style-name="Table_20_Heading">
      <style:paragraph-properties fo:text-align="start" style:justify-single-word="false"/>
      <style:text-properties fo:font-style="normal" officeooo:rsid="001a9d5e" style:font-style-asian="normal" style:font-style-complex="normal"/>
    </style:style>
    <style:style style:name="P15" style:family="paragraph" style:parent-style-name="Table_20_Heading">
      <style:paragraph-properties fo:text-align="start" style:justify-single-word="false"/>
      <style:text-properties fo:font-style="normal" officeooo:rsid="001a9d5e" officeooo:paragraph-rsid="001a9d5e" style:font-style-asian="normal" style:font-style-complex="normal"/>
    </style:style>
    <style:style style:name="P16" style:family="paragraph" style:parent-style-name="Contact_20_Info">
      <style:paragraph-properties fo:text-align="end" style:justify-single-word="false">
        <style:tab-stops/>
      </style:paragraph-properties>
      <style:text-properties fo:language="es" fo:country="ES" officeooo:rsid="0013f0e7" officeooo:paragraph-rsid="0019dcc7"/>
    </style:style>
    <style:style style:name="P17" style:family="paragraph" style:parent-style-name="Contact_20_Info">
      <style:text-properties fo:language="es" fo:country="ES" fo:font-weight="bold" officeooo:paragraph-rsid="0019dcc7" style:font-weight-asian="bold" style:font-weight-complex="bold"/>
    </style:style>
    <style:style style:name="P18" style:family="paragraph" style:parent-style-name="Contact_20_Info">
      <style:text-properties fo:language="es" fo:country="ES" fo:font-weight="bold" officeooo:rsid="0019dcc7" officeooo:paragraph-rsid="0019dcc7" style:font-weight-asian="bold" style:font-weight-complex="bold"/>
    </style:style>
    <style:style style:name="P19" style:family="paragraph" style:parent-style-name="Contact_20_Info">
      <style:text-properties fo:language="es" fo:country="ES" officeooo:rsid="0019dcc7" officeooo:paragraph-rsid="0019dcc7"/>
    </style:style>
    <style:style style:name="P20" style:family="paragraph" style:parent-style-name="Contact_20_Info">
      <style:paragraph-properties fo:text-align="end" style:justify-single-word="false">
        <style:tab-stops/>
      </style:paragraph-properties>
      <style:text-properties fo:language="es" fo:country="ES" officeooo:rsid="0019dcc7" officeooo:paragraph-rsid="0019dcc7"/>
    </style:style>
    <style:style style:name="P21" style:family="paragraph" style:parent-style-name="Heading_20_1">
      <style:text-properties fo:language="es" fo:country="ES" officeooo:rsid="0021887f" officeooo:paragraph-rsid="0021887f"/>
    </style:style>
    <style:style style:name="P22" style:family="paragraph" style:parent-style-name="Heading_20_1">
      <style:text-properties fo:language="es" fo:country="ES" officeooo:rsid="00258158" officeooo:paragraph-rsid="00258158"/>
    </style:style>
    <style:style style:name="P23" style:family="paragraph" style:parent-style-name="Heading_20_1">
      <style:text-properties fo:language="es" fo:country="ES" officeooo:rsid="0026c362" officeooo:paragraph-rsid="0026c362"/>
    </style:style>
    <style:style style:name="P24" style:family="paragraph" style:parent-style-name="Text_20_body" style:list-style-name="List_20_1">
      <style:text-properties fo:language="es" fo:country="ES" officeooo:rsid="0026c362" officeooo:paragraph-rsid="001a9d5e"/>
    </style:style>
    <style:style style:name="P25" style:family="paragraph" style:parent-style-name="Text_20_body" style:list-style-name="List_20_1">
      <style:text-properties fo:language="es" fo:country="ES" officeooo:rsid="0026c362" officeooo:paragraph-rsid="001b325a"/>
    </style:style>
    <style:style style:name="P26" style:family="paragraph" style:parent-style-name="Text_20_body" style:list-style-name="List_20_1">
      <style:text-properties fo:language="es" fo:country="ES" officeooo:rsid="0026c362" officeooo:paragraph-rsid="0026c362"/>
    </style:style>
    <style:style style:name="P27" style:family="paragraph" style:parent-style-name="Table_20_Heading">
      <style:paragraph-properties fo:text-align="start" style:justify-single-word="false"/>
      <style:text-properties fo:language="es" fo:country="ES" officeooo:rsid="0026c362" officeooo:paragraph-rsid="0026c362"/>
    </style:style>
    <style:style style:name="T1" style:family="text">
      <style:text-properties officeooo:rsid="001b325a"/>
    </style:style>
    <style:style style:name="T2" style:family="text">
      <style:text-properties fo:font-weight="bold" officeooo:rsid="001b325a" style:font-weight-asian="bold" style:font-weight-complex="bold"/>
    </style:style>
    <style:style style:name="T3" style:family="text">
      <style:text-properties fo:font-weight="bold" officeooo:rsid="0026c362" style:font-weight-asian="bold" style:font-weight-complex="bold"/>
    </style:style>
    <style:style style:name="T4" style:family="text">
      <style:text-properties officeooo:rsid="0011ea0f"/>
    </style:style>
    <style:style style:name="T5" style:family="text">
      <style:text-properties officeooo:rsid="001255f0"/>
    </style:style>
    <style:style style:name="T6" style:family="text">
      <style:text-properties officeooo:rsid="001382b5"/>
    </style:style>
    <style:style style:name="T7" style:family="text">
      <style:text-properties officeooo:rsid="0019dcc7"/>
    </style:style>
    <style:style style:name="T8" style:family="text">
      <style:text-properties officeooo:rsid="001a9d5e"/>
    </style:style>
    <style:style style:name="T9" style:family="text">
      <style:text-properties officeooo:rsid="0021887f"/>
    </style:style>
    <style:style style:name="T10" style:family="text">
      <style:text-properties officeooo:rsid="00231a88"/>
    </style:style>
    <style:style style:name="T11" style:family="text">
      <style:text-properties officeooo:rsid="0023af7b"/>
    </style:style>
    <style:style style:name="T12" style:family="text">
      <style:text-properties officeooo:rsid="00258158"/>
    </style:style>
    <style:style style:name="T13" style:family="text">
      <style:text-properties officeooo:rsid="0026c362"/>
    </style:style>
    <style:style style:name="T14" style:family="text">
      <style:text-properties officeooo:rsid="0028a29c"/>
    </style:style>
    <style:style style:name="T15" style:family="text">
      <style:text-properties officeooo:rsid="002a8f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nrique <text:span text:style-name="T7">Roibás Lago</text:span></text:p>
      <text:p text:style-name="P16"><text:span text:style-name="T9">Founder and </text:span><text:span text:style-name="T13">Head of </text:span><text:span text:style-name="T9">Business Development at </text:span><text:span text:style-name="T7">Splendeo Innovación</text:span></text:p>
      <text:p text:style-name="P20"/>
      <text:p text:style-name="P19">Avda.Camino de Santiago, 45</text:p>
      <text:p text:style-name="P19">28050 – Madrid, España</text:p>
      <text:p text:style-name="P18">(+34) 679968442</text:p>
      <text:p text:style-name="P17"><text:span text:style-name="T8">08</text:span><text:span text:style-name="T4">/0</text:span><text:span text:style-name="T8">2</text:span><text:span text:style-name="T4">/197</text:span><text:span text:style-name="T8">5</text:span></text:p>
      <text:p text:style-name="P18">eroibas@splendeo.es</text:p>
      <text:h text:style-name="P21" text:outline-level="1">Profile</text:h>
      <text:p text:style-name="P1"><text:span text:style-name="T9">Client-facing</text:span> / <text:span text:style-name="T9">Business process management</text:span></text:p>
      <text:p text:style-name="P4">Strong managerial profile</text:p>
      <text:h text:style-name="P21" text:outline-level="1">Education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Certified Public Accountant (Madrid)</text:p>
            <text:p text:style-name="P6"><text:span text:style-name="T10">Member no. </text:span>21.540 <text:span text:style-name="T10">of the </text:span>Registro Oficial de Auditores de Cuentas de España (ROAC)</text:p>
          </table:table-cell>
          <table:table-cell table:style-name="Table2.A1" office:value-type="string">
            <text:p text:style-name="P14"><text:span text:style-name="T13">March </text:span>2009</text:p>
          </table:table-cell>
        </table:table-row>
        <table:table-row>
          <table:table-cell table:style-name="Table2.A1" office:value-type="string">
            <text:p text:style-name="P14">MBA <text:span text:style-name="T10">in the</text:span> Instituto de Empresa (Madrid)</text:p>
          </table:table-cell>
          <table:table-cell table:style-name="Table2.A1" office:value-type="string">
            <text:p text:style-name="P14">October 2003 - October 2004</text:p>
          </table:table-cell>
        </table:table-row>
        <table:table-row>
          <table:table-cell table:style-name="Table2.A1" office:value-type="string">
            <text:p text:style-name="P15"><text:span text:style-name="T11">High Management Control course at</text:span> Cesma</text:p>
            <text:p text:style-name="P7">Escuela de Negocios (Madrid)</text:p>
          </table:table-cell>
          <table:table-cell table:style-name="Table2.A1" office:value-type="string">
            <text:p text:style-name="P14">January 2001 – July 2001 </text:p>
          </table:table-cell>
        </table:table-row>
        <table:table-row>
          <table:table-cell table:style-name="Table2.A1" office:value-type="string">
            <text:p text:style-name="P14">Degree in Business Administration</text:p>
            <text:p text:style-name="P6">Universidad Antonio de Nebrija (Madrid)</text:p>
          </table:table-cell>
          <table:table-cell table:style-name="Table2.A1" office:value-type="string">
            <text:p text:style-name="P14">October 1992 – June 1997</text:p>
          </table:table-cell>
        </table:table-row>
      </table:table>
      <text:p text:style-name="P3"/>
      <text:h text:style-name="P22" text:outline-level="1">Working Experience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<text:span text:style-name="T13">Head of </text:span><text:span text:style-name="T12">Business Development</text:span></text:p>
          </table:table-cell>
          <table:table-cell table:style-name="Table1.A1" office:value-type="string">
            <text:p text:style-name="P9"><text:span text:style-name="T8">January</text:span> 2009 - <text:span text:style-name="T10">Today</text:span></text:p>
          </table:table-cell>
          <table:table-cell table:style-name="Table1.A1" office:value-type="string">
            <text:p text:style-name="P11">Splendeo</text:p>
          </table:table-cell>
        </table:table-row>
        <table:table-row>
          <table:table-cell table:style-name="Table1.A1" table:number-columns-spanned="3" office:value-type="string">
            <text:p text:style-name="P5"><text:span text:style-name="T12">Responsible of developing the accounting processes and business management, as well as </text:span><text:span text:style-name="T13">client facing and analysis of new business opportunities.</text:span>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27">Audit Manager</text:p>
          </table:table-cell>
          <table:table-cell table:style-name="Table1.A3" office:value-type="string">
            <text:p text:style-name="P9"><text:span text:style-name="T5">July</text:span> 2007 – <text:span text:style-name="T13">Today</text:span></text:p>
          </table:table-cell>
          <table:table-cell table:style-name="Table1.A3" office:value-type="string">
            <text:p text:style-name="P13"><text:span text:style-name="T14">International </text:span><text:span text:style-name="T13">Audits </text:span><text:span text:style-name="T14">Firm</text:span></text:p>
          </table:table-cell>
        </table:table-row>
        <table:table-row>
          <table:table-cell table:style-name="Table1.A1" table:number-columns-spanned="3" office:value-type="string">
            <text:list xml:id="list745087577" text:style-name="List_20_1">
              <text:list-item>
                <text:p text:style-name="P24">Stablishing objectives, working plans, task management, and direct contact with clients.</text:p>
                <text:p text:style-name="P24">Development of a project that re-designs the new internal control procedures.</text:p>
              </text:list-item>
            </text:list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7">Control Manager</text:p>
          </table:table-cell>
          <table:table-cell table:style-name="Table3.A1" office:value-type="string">
            <text:p text:style-name="P10"><text:span text:style-name="T8">June</text:span> 200<text:span text:style-name="T8">0</text:span> – <text:span text:style-name="T8">Sept.</text:span> 200<text:span text:style-name="T8">3</text:span></text:p>
          </table:table-cell>
          <table:table-cell table:style-name="Table3.A1" office:value-type="string">
            <text:p text:style-name="P13"><text:span text:style-name="T15">Spanish </text:span><text:span text:style-name="T13">Food &amp; Beverages</text:span><text:span text:style-name="T14"> Company</text:span></text:p>
          </table:table-cell>
        </table:table-row>
        <table:table-row>
          <table:table-cell table:style-name="Table3.A1" table:number-columns-spanned="3" office:value-type="string">
            <text:list xml:id="list1508040929" text:continue-numbering="true" text:style-name="List_20_1">
              <text:list-item>
                <text:p text:style-name="P25">Development of the Control Management System for the group.</text:p>
              </text:list-item>
              <text:list-item>
                <text:p text:style-name="P26">Design and implementation of echonomical and management reports for the management team, improving accounting reliability.</text:p>
              </text:list-item>
              <text:list-item>
                <text:p text:style-name="P26">Estimate elaboration, analyzing the results and controlling deviations.</text:p>
              </text:list-item>
              <text:list-item>
                <text:p text:style-name="P26">Definition, implantation and supervision of administrative procedures.</text:p>
              </text:list-item>
              <text:list-item>
                <text:p text:style-name="P26">Cost estimation and tracking.</text:p>
              </text:list-item>
            </text:list>
          </table:table-cell>
          <table:covered-table-cell/>
          <table:covered-table-cell/>
        </table:table-row>
      </table:table>
      <text:h text:style-name="P23" text:outline-level="1">Languages</text:h>
      <text:p text:style-name="P2"><text:span text:style-name="T3">English</text:span><text:span text:style-name="T1">: </text:span><text:span text:style-name="T13">Proficient. Has taken clases in USA and Ireland.</text:span></text:p>
      <text:p text:style-name="P2"><text:span text:style-name="T2">Fr</text:span><text:span text:style-name="T3">ench</text:span><text:span text:style-name="T1">: B</text:span><text:span text:style-name="T13">a</text:span><text:span text:style-name="T1">sic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Book Antiqua" svg:font-family="'Book Antiqua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background-color="transparent" fo:keep-with-next="always">
        <style:background-image/>
      </style:paragraph-properties>
      <style:text-properties fo:color="#000080" style:font-name="Trebuchet MS" fo:font-size="20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Book Antiqua" fo:font-size="9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783in" fo:margin-bottom="0.0783in" style:page-number="auto" fo:background-color="#e6e6e6" fo:padding="0in" fo:border="none" style:shadow="none">
        <style:background-image/>
      </style:paragraph-properties>
      <style:text-properties fo:color="#000080" fo:font-size="14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act_20_Info" style:display-name="Contact Info" style:family="paragraph" style:parent-style-name="Text_20_body" style:class="text">
      <style:paragraph-properties fo:margin-top="0in" fo:margin-bottom="0in"/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text:number-lines="false" text:line-number="0">
        <style:background-image/>
      </style:paragraph-properties>
      <style:text-properties fo:color="#000080" style:font-name="Trebuchet MS" fo:font-size="10pt"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font-size="8pt" fo:font-weight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b325a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>Enrique <text:span text:style-name="MT1">Roibás Lago</text:span><text:tab/><text:date style:data-style-name="N84" text:date-value="2010-11-11T17:07:26" text:fixed="true">2010-11-11</text:date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nrique Garcia Cota</meta:initial-creator>
    <meta:creation-date>2009-05-20T13:41:21.90</meta:creation-date>
    <dc:date>2010-11-29T18:35:29</dc:date>
    <dc:creator>Enrique Cota</dc:creator>
    <meta:editing-duration>PT20H42M52S</meta:editing-duration>
    <meta:editing-cycles>30</meta:editing-cycles>
    <meta:generator>OpenOffice.org/3.2$Linux OpenOffice.org_project/320m19$Build-9505</meta:generator>
    <meta:printed-by>Enrique Garcia Cota</meta:printed-by>
    <meta:print-date>2009-05-20T21:25:18.70</meta:print-date>
    <meta:document-statistic meta:table-count="3" meta:image-count="0" meta:object-count="0" meta:page-count="1" meta:paragraph-count="44" meta:word-count="236" meta:character-count="1621"/>
  </office:meta>
</office:document-meta>
</file>